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textbodyindent">
      <style:graphic-properties svg:stroke-color="#7e0021" draw:fill="solid" draw:fill-color="#5e2750" draw:textarea-horizontal-align="justify" draw:textarea-vertical-align="middle" draw:auto-grow-height="false" draw:shadow="hidden"/>
    </style:style>
    <style:style style:name="gr2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3" style:family="graphic" style:parent-style-name="textbodyindent">
      <style:graphic-properties svg:stroke-color="#7e0021" draw:fill="solid" draw:fill-color="#ffffff" draw:textarea-horizontal-align="justify" draw:textarea-vertical-align="middle" draw:auto-grow-height="false" draw:shadow="hidden"/>
    </style:style>
    <style:style style:name="gr4" style:family="graphic" style:parent-style-name="textbodyindent">
      <style:graphic-properties draw:fill="solid" draw:fill-color="#5e2750" draw:textarea-horizontal-align="justify" draw:textarea-vertical-align="middle" draw:auto-grow-height="false" draw:shadow="hidden"/>
    </style:style>
    <style:style style:name="gr5" style:family="graphic" style:parent-style-name="textbodyindent">
      <style:graphic-properties svg:stroke-color="#7e0021" draw:fill="solid" draw:fill-color="#0084d1" draw:textarea-horizontal-align="justify" draw:textarea-vertical-align="middle" draw:auto-grow-height="false" draw:shadow="hidden"/>
    </style:style>
    <style:style style:name="gr6" style:family="graphic" style:parent-style-name="textbodyindent">
      <style:graphic-properties svg:stroke-color="#336600" draw:fill="solid" draw:fill-color="#006600" draw:textarea-horizontal-align="justify" draw:textarea-vertical-align="middle" draw:auto-grow-height="false" draw:shadow="hidden"/>
    </style:style>
    <style:style style:name="P1" style:family="paragraph">
      <style:paragraph-properties fo:text-align="center"/>
      <style:text-properties fo:font-size="14pt" style:font-size-asian="18pt" style:font-size-complex="18pt"/>
    </style:style>
    <style:style style:name="P2" style:family="paragraph">
      <style:paragraph-properties fo:text-align="center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34cm" svg:height="0.762cm" svg:x="6.715cm" svg:y="-1.146cm">
          <text:p text:style-name="P1"><text:span text:style-name="T1">data:(2,3,600,904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843cm" svg:height="0.762cm" svg:x="2.651cm" svg:y="1.14cm">
          <text:p text:style-name="P1"><text:span text:style-name="T1">conv1_1_weight': (64L, 3L, 3L, 3L) || conv1_1_bias: (64L,)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636cm" svg:y1="-0.384cm" svg:x2="9.636cm" svg:y2="1.14cm">
          <text:p/>
        </draw:line>
        <draw:custom-shape draw:style-name="gr3" draw:text-style-name="P1" draw:layer="layout" svg:width="10.033cm" svg:height="0.762cm" svg:x="9.763cm" svg:y="-0.13cm">
          <text:p text:style-name="P1"><text:span text:style-name="T1">kernel=(3, 3), pad=(1, 1), num_filter=6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032cm" svg:height="0.381cm" svg:x="16.494cm" svg:y="1.3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4.445cm" svg:height="0.762cm" svg:x="18.526cm" svg:y="1.14cm">
          <text:p text:style-name="P1"><text:span text:style-name="T1">(2,64,600,904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83cm" svg:height="0.762cm" svg:x="-1.54cm" svg:y="1.14cm">
          <text:p text:style-name="P1"><text:span text:style-name="T1">active=reu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843cm" svg:height="0.762cm" svg:x="2.651cm" svg:y="1.14cm">
          <text:p text:style-name="P1"><text:span text:style-name="T1">conv1_1_weight: (64L, 3L, 3L, 3L) || conv1_1_bias: (64L,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843cm" svg:height="0.762cm" svg:x="2.651cm" svg:y="3.299cm">
          <text:p text:style-name="P1"><text:span text:style-name="T1">conv1_2_weight: (64, 64, 3, 3) || conv1_1_bias: (64,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9.636cm" svg:y1="1.902cm" svg:x2="9.636cm" svg:y2="3.426cm">
          <text:p/>
        </draw:line>
        <draw:custom-shape draw:style-name="gr4" draw:text-style-name="P2" draw:layer="layout" svg:width="2.032cm" svg:height="0.381cm" svg:x="16.494cm" svg:y="3.5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4.445cm" svg:height="0.762cm" svg:x="18.526cm" svg:y="3.299cm">
          <text:p text:style-name="P1"><text:span text:style-name="T1">(2,64,600,904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83cm" svg:height="0.762cm" svg:x="-1.54cm" svg:y="3.299cm">
          <text:p text:style-name="P1"><text:span text:style-name="T1">active=reul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033cm" svg:height="0.762cm" svg:x="9.89cm" svg:y="2.156cm">
          <text:p text:style-name="P1"><text:span text:style-name="T1">kernel=(3, 3), pad=(1, 1), num_filter=6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843cm" svg:height="0.762cm" svg:x="2.651cm" svg:y="5.585cm">
          <text:p text:style-name="P1"><text:span text:style-name="T1">Max pooling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032cm" svg:height="0.381cm" svg:x="16.494cm" svg:y="5.8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4.445cm" svg:height="0.762cm" svg:x="18.526cm" svg:y="5.585cm">
          <text:p text:style-name="P1"><text:span text:style-name="T1">(2,64,300,452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83cm" svg:height="0.762cm" svg:x="-1.54cm" svg:y="5.585cm">
          <text:p text:style-name="P1"><text:span text:style-name="T1">max_pool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636cm" svg:y1="4.061cm" svg:x2="9.636cm" svg:y2="5.585cm">
          <text:p/>
        </draw:line>
        <draw:custom-shape draw:style-name="gr3" draw:text-style-name="P1" draw:layer="layout" svg:width="7.289cm" svg:height="0.762cm" svg:x="9.967cm" svg:y="4.315cm">
          <text:p text:style-name="P1"><text:span text:style-name="T1">kernel=(2, 2), stride=(2, 2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843cm" svg:height="0.762cm" svg:x="2.651cm" svg:y="7.798cm">
          <text:p text:style-name="P1"><text:span text:style-name="T1">conv1_1_weight': (64L, 3L, 3L, 3L) || conv1_1_bias: (64L,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032cm" svg:height="0.381cm" svg:x="16.494cm" svg:y="8.0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5.207cm" svg:height="0.762cm" svg:x="18.526cm" svg:y="7.798cm">
          <text:p text:style-name="P1"><text:span text:style-name="T1">(2,128,300,452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83cm" svg:height="0.762cm" svg:x="-1.54cm" svg:y="7.798cm">
          <text:p text:style-name="P1"><text:span text:style-name="T1">active=reu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843cm" svg:height="0.762cm" svg:x="2.651cm" svg:y="7.798cm">
          <text:p text:style-name="P1"><text:span text:style-name="T1">conv2_1_weight: (128, 64, 3, 3) || conv2_1_bias: (128,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033cm" svg:height="0.762cm" svg:x="10.144cm" svg:y="6.728cm">
          <text:p text:style-name="P1"><text:span text:style-name="T1">kernel=(3, 3), pad=(1, 1), num_filter=128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636cm" svg:y1="6.274cm" svg:x2="9.636cm" svg:y2="7.798cm">
          <text:p/>
        </draw:line>
        <draw:custom-shape draw:style-name="gr1" draw:text-style-name="P1" draw:layer="layout" svg:width="13.843cm" svg:height="0.762cm" svg:x="2.651cm" svg:y="9.984cm">
          <text:p text:style-name="P1"><text:span text:style-name="T1">conv1_1_weight': (64L, 3L, 3L, 3L) || conv1_1_bias: (64L,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032cm" svg:height="0.381cm" svg:x="16.494cm" svg:y="10.2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5.207cm" svg:height="0.762cm" svg:x="18.526cm" svg:y="9.984cm">
          <text:p text:style-name="P1"><text:span text:style-name="T1">(2,128,600,452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83cm" svg:height="0.762cm" svg:x="-1.54cm" svg:y="9.984cm">
          <text:p text:style-name="P1"><text:span text:style-name="T1">active=reu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843cm" svg:height="0.762cm" svg:x="2.651cm" svg:y="9.984cm">
          <text:p text:style-name="P1"><text:span text:style-name="T1">conv2_2_weight: (128, 128, 3, 3) || conv2_2_bias: (128,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033cm" svg:height="0.762cm" svg:x="10.144cm" svg:y="9.214cm">
          <text:p text:style-name="P1"><text:span text:style-name="T1">kernel=(3, 3), pad=(1, 1), num_filter=128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636cm" svg:y1="8.506cm" svg:x2="9.636cm" svg:y2="10.03cm">
          <text:p/>
        </draw:line>
        <draw:custom-shape draw:style-name="gr1" draw:text-style-name="P1" draw:layer="layout" svg:width="13.843cm" svg:height="0.762cm" svg:x="2.651cm" svg:y="12.189cm">
          <text:p text:style-name="P1"><text:span text:style-name="T1">Max pooling(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032cm" svg:height="0.381cm" svg:x="16.494cm" svg:y="12.4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5.461cm" svg:height="0.762cm" svg:x="18.526cm" svg:y="12.189cm">
          <text:p text:style-name="P1"><text:span text:style-name="T1">(2,128,150,226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83cm" svg:height="0.762cm" svg:x="-1.54cm" svg:y="12.189cm">
          <text:p text:style-name="P1"><text:span text:style-name="T1">max_pool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636cm" svg:y1="10.665cm" svg:x2="9.636cm" svg:y2="12.189cm">
          <text:p/>
        </draw:line>
        <draw:custom-shape draw:style-name="gr3" draw:text-style-name="P1" draw:layer="layout" svg:width="7.289cm" svg:height="0.762cm" svg:x="9.667cm" svg:y="11.019cm">
          <text:p text:style-name="P1"><text:span text:style-name="T1">kernel=(2, 2), stride=(2, 2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843cm" svg:height="0.762cm" svg:x="2.651cm" svg:y="14.429cm">
          <text:p text:style-name="P1"><text:span text:style-name="T1">conv1_1_weight': (64L, 3L, 3L, 3L) || conv1_1_bias: (64L,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032cm" svg:height="0.381cm" svg:x="16.494cm" svg:y="14.6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5.207cm" svg:height="0.762cm" svg:x="18.526cm" svg:y="14.429cm">
          <text:p text:style-name="P1"><text:span text:style-name="T1">(2,256,150,226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83cm" svg:height="0.762cm" svg:x="-1.54cm" svg:y="14.429cm">
          <text:p text:style-name="P1"><text:span text:style-name="T1">active=reu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843cm" svg:height="0.762cm" svg:x="2.651cm" svg:y="14.429cm">
          <text:p text:style-name="P1"><text:span text:style-name="T1">conv3_1_weight: (256, 128, 3, 3) || conv3_1_bias: (256,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033cm" svg:height="0.762cm" svg:x="10.144cm" svg:y="13.659cm">
          <text:p text:style-name="P1"><text:span text:style-name="T1">kernel=(3, 3), pad=(1, 1), num_filter=256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636cm" svg:y1="12.951cm" svg:x2="9.636cm" svg:y2="14.475cm">
          <text:p/>
        </draw:line>
        <draw:custom-shape draw:style-name="gr1" draw:text-style-name="P1" draw:layer="layout" svg:width="13.843cm" svg:height="0.762cm" svg:x="2.651cm" svg:y="16.634cm">
          <text:p text:style-name="P1"><text:span text:style-name="T1">conv1_1_weight': (64L, 3L, 3L, 3L) || conv1_1_bias: (64L,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032cm" svg:height="0.381cm" svg:x="16.494cm" svg:y="16.86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5.207cm" svg:height="0.762cm" svg:x="18.526cm" svg:y="16.634cm">
          <text:p text:style-name="P1"><text:span text:style-name="T1">(2,256,150,226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83cm" svg:height="0.762cm" svg:x="-1.54cm" svg:y="16.634cm">
          <text:p text:style-name="P1"><text:span text:style-name="T1">active=reu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843cm" svg:height="0.762cm" svg:x="2.651cm" svg:y="16.634cm">
          <text:p text:style-name="P1"><text:span text:style-name="T1">conv3_2_weight: (256, 256, 3, 3) || conv3_2_bias: (256,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033cm" svg:height="0.762cm" svg:x="10.144cm" svg:y="15.864cm">
          <text:p text:style-name="P1"><text:span text:style-name="T1">kernel=(3, 3), pad=(1, 1), num_filter=256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636cm" svg:y1="15.156cm" svg:x2="9.636cm" svg:y2="16.68cm">
          <text:p/>
        </draw:line>
        <draw:custom-shape draw:style-name="gr1" draw:text-style-name="P1" draw:layer="layout" svg:width="13.843cm" svg:height="0.762cm" svg:x="2.651cm" svg:y="18.793cm">
          <text:p text:style-name="P1"><text:span text:style-name="T1">conv1_1_weight': (64L, 3L, 3L, 3L) || conv1_1_bias: (64L,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032cm" svg:height="0.381cm" svg:x="16.494cm" svg:y="19.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5.207cm" svg:height="0.762cm" svg:x="18.526cm" svg:y="18.793cm">
          <text:p text:style-name="P1"><text:span text:style-name="T1">(2,256,150,226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83cm" svg:height="0.762cm" svg:x="-1.54cm" svg:y="18.793cm">
          <text:p text:style-name="P1"><text:span text:style-name="T1">active=reu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843cm" svg:height="0.762cm" svg:x="2.651cm" svg:y="18.793cm">
          <text:p text:style-name="P1"><text:span text:style-name="T1">conv3_3_weight: (256, 256, 3, 3) || conv3_3_bias: (256,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033cm" svg:height="0.762cm" svg:x="10.144cm" svg:y="18.023cm">
          <text:p text:style-name="P1"><text:span text:style-name="T1">kernel=(3, 3), pad=(1, 1), num_filter=256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636cm" svg:y1="17.315cm" svg:x2="9.636cm" svg:y2="18.839cm">
          <text:p/>
        </draw:line>
        <draw:custom-shape draw:style-name="gr1" draw:text-style-name="P1" draw:layer="layout" svg:width="13.843cm" svg:height="0.762cm" svg:x="2.705cm" svg:y="21.006cm">
          <text:p text:style-name="P1"><text:span text:style-name="T1">Max pooling(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032cm" svg:height="0.381cm" svg:x="16.548cm" svg:y="21.2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5.461cm" svg:height="0.762cm" svg:x="18.58cm" svg:y="21.006cm">
          <text:p text:style-name="P1"><text:span text:style-name="T1">(2,256,75,113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83cm" svg:height="0.762cm" svg:x="-1.486cm" svg:y="21.006cm">
          <text:p text:style-name="P1"><text:span text:style-name="T1">max_pool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289cm" svg:height="0.762cm" svg:x="9.921cm" svg:y="19.936cm">
          <text:p text:style-name="P1"><text:span text:style-name="T1">kernel=(2, 2), stride=(2, 2)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636cm" svg:y1="19.555cm" svg:x2="9.636cm" svg:y2="21.079cm">
          <text:p/>
        </draw:line>
        <draw:custom-shape draw:style-name="gr1" draw:text-style-name="P1" draw:layer="layout" svg:width="13.843cm" svg:height="0.762cm" svg:x="2.651cm" svg:y="23.238cm">
          <text:p text:style-name="P1"><text:span text:style-name="T1">conv1_1_weight': (64L, 3L, 3L, 3L) || conv1_1_bias: (64L,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032cm" svg:height="0.381cm" svg:x="16.494cm" svg:y="23.4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5.207cm" svg:height="0.762cm" svg:x="18.526cm" svg:y="23.238cm">
          <text:p text:style-name="P1"><text:span text:style-name="T1">(2,512,75,113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83cm" svg:height="0.762cm" svg:x="-1.54cm" svg:y="23.238cm">
          <text:p text:style-name="P1"><text:span text:style-name="T1">active=reu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843cm" svg:height="0.762cm" svg:x="2.651cm" svg:y="23.238cm">
          <text:p text:style-name="P1"><text:span text:style-name="T1">conv4_1_weight: (512, 256, 3, 3) || conv4_1_bias: (512,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033cm" svg:height="0.762cm" svg:x="10.144cm" svg:y="22.468cm">
          <text:p text:style-name="P1"><text:span text:style-name="T1">kernel=(3, 3), pad=(1, 1), num_filter=512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636cm" svg:y1="21.76cm" svg:x2="9.636cm" svg:y2="23.284cm">
          <text:p/>
        </draw:line>
        <draw:custom-shape draw:style-name="gr1" draw:text-style-name="P1" draw:layer="layout" svg:width="13.843cm" svg:height="0.762cm" svg:x="2.651cm" svg:y="25.465cm">
          <text:p text:style-name="P1"><text:span text:style-name="T1">conv1_1_weight': (64L, 3L, 3L, 3L) || conv1_1_bias: (64L,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032cm" svg:height="0.381cm" svg:x="16.494cm" svg:y="25.69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5.207cm" svg:height="0.762cm" svg:x="18.526cm" svg:y="25.465cm">
          <text:p text:style-name="P1"><text:span text:style-name="T1">(2,512,75,113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83cm" svg:height="0.762cm" svg:x="-1.54cm" svg:y="25.465cm">
          <text:p text:style-name="P1"><text:span text:style-name="T1">active=reu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843cm" svg:height="0.762cm" svg:x="2.651cm" svg:y="25.465cm">
          <text:p text:style-name="P1"><text:span text:style-name="T1">conv4_2_weight: (512, 512, 3, 3) || conv4_2_bias: (512,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033cm" svg:height="0.762cm" svg:x="10.144cm" svg:y="24.695cm">
          <text:p text:style-name="P1"><text:span text:style-name="T1">kernel=(3, 3), pad=(1, 1), num_filter=512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636cm" svg:y1="23.987cm" svg:x2="9.636cm" svg:y2="25.511cm">
          <text:p/>
        </draw:line>
        <draw:custom-shape draw:style-name="gr1" draw:text-style-name="P1" draw:layer="layout" svg:width="13.843cm" svg:height="0.762cm" svg:x="2.651cm" svg:y="27.67cm">
          <text:p text:style-name="P1"><text:span text:style-name="T1">conv1_1_weight': (64L, 3L, 3L, 3L) || conv1_1_bias: </text:span><text:span text:style-name="T1">(64L,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032cm" svg:height="0.381cm" svg:x="16.494cm" svg:y="27.8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5.207cm" svg:height="0.762cm" svg:x="18.526cm" svg:y="27.67cm">
          <text:p text:style-name="P1"><text:span text:style-name="T1">(2,512,75,113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83cm" svg:height="0.762cm" svg:x="-1.54cm" svg:y="27.67cm">
          <text:p text:style-name="P1"><text:span text:style-name="T1">active=reu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843cm" svg:height="0.762cm" svg:x="2.651cm" svg:y="27.67cm">
          <text:p text:style-name="P1"><text:span text:style-name="T1">conv4_3_weight: (512, 512, 3, 3) || conv4_3_bias: (512,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033cm" svg:height="0.762cm" svg:x="10.144cm" svg:y="26.9cm">
          <text:p text:style-name="P1"><text:span text:style-name="T1">kernel=(3, 3), pad=(1, 1), num_filter=512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636cm" svg:y1="26.192cm" svg:x2="9.636cm" svg:y2="27.716cm">
          <text:p/>
        </draw:line>
        <draw:custom-shape draw:style-name="gr1" draw:text-style-name="P1" draw:layer="layout" svg:width="13.843cm" svg:height="0.762cm" svg:x="2.651cm" svg:y="29.829cm">
          <text:p text:style-name="P1"><text:span text:style-name="T1">Max pooling(4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032cm" svg:height="0.381cm" svg:x="16.494cm" svg:y="30.05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5.461cm" svg:height="0.762cm" svg:x="18.526cm" svg:y="29.829cm">
          <text:p text:style-name="P1"><text:span text:style-name="T1">(2,512,37,56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83cm" svg:height="0.762cm" svg:x="-1.54cm" svg:y="29.829cm">
          <text:p text:style-name="P1"><text:span text:style-name="T1">max_pool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289cm" svg:height="0.762cm" svg:x="9.867cm" svg:y="28.759cm">
          <text:p text:style-name="P1"><text:span text:style-name="T1">kernel=(2, 2), stride=(2, 2)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582cm" svg:y1="28.378cm" svg:x2="9.582cm" svg:y2="29.902cm">
          <text:p/>
        </draw:line>
        <draw:custom-shape draw:style-name="gr1" draw:text-style-name="P1" draw:layer="layout" svg:width="13.843cm" svg:height="0.762cm" svg:x="2.651cm" svg:y="32.069cm">
          <text:p text:style-name="P1"><text:span text:style-name="T1">conv1_1_weight': (64L, 3L, 3L, 3L) || conv1_1_bias: (64L,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032cm" svg:height="0.381cm" svg:x="16.494cm" svg:y="32.2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5.207cm" svg:height="0.762cm" svg:x="18.526cm" svg:y="32.069cm">
          <text:p text:style-name="P1"><text:span text:style-name="T1">(2,512,37,56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83cm" svg:height="0.762cm" svg:x="-1.54cm" svg:y="32.069cm">
          <text:p text:style-name="P1"><text:span text:style-name="T1">active=reu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843cm" svg:height="0.762cm" svg:x="2.651cm" svg:y="32.069cm">
          <text:p text:style-name="P1"><text:span text:style-name="T1">conv5_1_weight: (512, 512, 3, 3) || conv5_1_bias: (512,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033cm" svg:height="0.762cm" svg:x="10.144cm" svg:y="31.299cm">
          <text:p text:style-name="P1"><text:span text:style-name="T1">kernel=(3, 3), pad=(1, 1), num_filter=512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636cm" svg:y1="30.591cm" svg:x2="9.636cm" svg:y2="32.115cm">
          <text:p/>
        </draw:line>
        <draw:custom-shape draw:style-name="gr1" draw:text-style-name="P1" draw:layer="layout" svg:width="13.843cm" svg:height="0.762cm" svg:x="2.651cm" svg:y="34.274cm">
          <text:p text:style-name="P1"><text:span text:style-name="T1">conv1_1_weight': (64L, 3L, 3L, 3L) || conv1_1_bias: (64L,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032cm" svg:height="0.381cm" svg:x="16.494cm" svg:y="34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5.207cm" svg:height="0.762cm" svg:x="18.526cm" svg:y="34.274cm">
          <text:p text:style-name="P1"><text:span text:style-name="T1">(2,512,37,56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83cm" svg:height="0.762cm" svg:x="-1.54cm" svg:y="34.274cm">
          <text:p text:style-name="P1"><text:span text:style-name="T1">active=reu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843cm" svg:height="0.762cm" svg:x="2.651cm" svg:y="34.274cm">
          <text:p text:style-name="P1"><text:span text:style-name="T1">conv5_2_weight: (512, 512, 3, 3) || conv5_2_bias: (512,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033cm" svg:height="0.762cm" svg:x="10.144cm" svg:y="33.504cm">
          <text:p text:style-name="P1"><text:span text:style-name="T1">kernel=(3, 3), pad=(1, 1), num_filter=512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636cm" svg:y1="32.796cm" svg:x2="9.636cm" svg:y2="34.32cm">
          <text:p/>
        </draw:line>
        <draw:custom-shape draw:style-name="gr1" draw:text-style-name="P1" draw:layer="layout" svg:width="13.843cm" svg:height="0.762cm" svg:x="2.651cm" svg:y="36.514cm">
          <text:p text:style-name="P1"><text:span text:style-name="T1">conv1_1_weight': (64L, 3L, 3L, 3L) || conv1_1_bias: (64L,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032cm" svg:height="0.381cm" svg:x="16.494cm" svg:y="36.7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5.207cm" svg:height="0.762cm" svg:x="18.526cm" svg:y="36.514cm">
          <text:p text:style-name="P1"><text:span text:style-name="T1">(2,512,37,56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83cm" svg:height="0.762cm" svg:x="-1.54cm" svg:y="36.514cm">
          <text:p text:style-name="P1"><text:span text:style-name="T1">active=reu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843cm" svg:height="0.762cm" svg:x="2.651cm" svg:y="36.514cm">
          <text:p text:style-name="P1"><text:span text:style-name="T1">conv5_2_weight: (512, 512, 3, 3) || conv5_2_bias: (512,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033cm" svg:height="0.762cm" svg:x="10.144cm" svg:y="35.744cm">
          <text:p text:style-name="P1"><text:span text:style-name="T1">kernel=(3, 3), pad=(1, 1), num_filter=512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636cm" svg:y1="35.036cm" svg:x2="9.636cm" svg:y2="36.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 draw:fill-image-width="0cm" draw:fill-image-height="0cm" draw:shadow-offset-x="0.203cm" draw:shadow-offset-y="0.203cm"/>
      <style:paragraph-properties fo:margin-left="0cm" fo:margin-right="0cm" fo:text-indent="0.6cm">
        <style:tab-stops/>
      </style:paragraph-properties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6T16:09:04.558946325</meta:creation-date>
    <dc:date>2016-09-16T17:30:36.869278531</dc:date>
    <meta:editing-duration>PT1H4M32S</meta:editing-duration>
    <meta:editing-cycles>36</meta:editing-cycles>
    <meta:generator>LibreOffice/4.2.8.2$Linux_X86_64 LibreOffice_project/420m0$Build-2</meta:generator>
    <meta:document-statistic meta:object-count="115"/>
  </office:meta>
</office:document-meta>
</file>